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ptorAnnotationUnhappyPathTest.shouldFailIfCaptorHasWrong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aptorAnnotationUnhappyPathTest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